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FrameDat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meData" table:style-name="ta1">
        <office:forms form:automatic-focus="false" form:apply-design-mode="false"/>
        <table:shapes>
          <draw:frame draw:z-index="0" draw:style-name="gr1" draw:text-style-name="P1" svg:width="453.23pt" svg:height="255pt" svg:x="486.68pt" svg:y="811.53pt">
            <draw:object draw:notify-on-update-of-ranges="FrameData.F11:FrameData.F15 FrameData.G11:FrameData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pt" svg:x="600.94pt" svg:y="138.76pt">
            <draw:object draw:notify-on-update-of-ranges="FrameData.J11:FrameData.J15 FrameData.K11:FrameData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9"/>
          <table:table-cell office:value-type="string" calcext:value-type="string">
            <text:p>Means</text:p>
          </table:table-cell>
          <table:table-cell table:number-columns-repeated="12"/>
          <table:table-cell office:value-type="string" calcext:value-type="string">
            <text:p>Standard Deviations</text:p>
          </table:table-cell>
          <table:table-cell table:number-columns-repeated="12"/>
          <table:table-cell office:value-type="string" calcext:value-type="string">
            <text:p>Most Frequent Valu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FrameNumber</text:p>
          </table:table-cell>
          <table:table-cell office:value-type="string" calcext:value-type="string">
            <text:p>FrameR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ntourArea</text:p>
          </table:table-cell>
          <table:table-cell office:value-type="string" calcext:value-type="string">
            <text:p>Mass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Ba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Ba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Ba</text:p>
          </table:table-cell>
          <table:table-cell table:number-columns-repeated="9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00392320.63771" calcext:value-type="float">
            <text:p>1600392320.63771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07.43375" calcext:value-type="float">
            <text:p>107.43375</text:p>
          </table:table-cell>
          <table:table-cell office:value-type="float" office:value="107.46828125" calcext:value-type="float">
            <text:p>107.46828125</text:p>
          </table:table-cell>
          <table:table-cell office:value-type="float" office:value="95.25390625" calcext:value-type="float">
            <text:p>95.25390625</text:p>
          </table:table-cell>
          <table:table-cell office:value-type="float" office:value="90.97109375" calcext:value-type="float">
            <text:p>90.97109375</text:p>
          </table:table-cell>
          <table:table-cell office:value-type="float" office:value="32.2353125" calcext:value-type="float">
            <text:p>32.2353125</text:p>
          </table:table-cell>
          <table:table-cell office:value-type="float" office:value="108.88328125" calcext:value-type="float">
            <text:p>108.88328125</text:p>
          </table:table-cell>
          <table:table-cell office:value-type="float" office:value="115.0021875" calcext:value-type="float">
            <text:p>115.0021875</text:p>
          </table:table-cell>
          <table:table-cell office:value-type="float" office:value="125.6384375" calcext:value-type="float">
            <text:p>125.6384375</text:p>
          </table:table-cell>
          <table:table-cell office:value-type="float" office:value="134.87828125" calcext:value-type="float">
            <text:p>134.87828125</text:p>
          </table:table-cell>
          <table:table-cell office:value-type="float" office:value="53.1721225625276" calcext:value-type="float">
            <text:p>53.1721225625276</text:p>
          </table:table-cell>
          <table:table-cell office:value-type="float" office:value="53.1709317678213" calcext:value-type="float">
            <text:p>53.1709317678213</text:p>
          </table:table-cell>
          <table:table-cell office:value-type="float" office:value="60.3519940793514" calcext:value-type="float">
            <text:p>60.3519940793514</text:p>
          </table:table-cell>
          <table:table-cell/>
          <table:table-cell office:value-type="float" office:value="7.29344643755607" calcext:value-type="float">
            <text:p>7.29344643755607</text:p>
          </table:table-cell>
          <table:table-cell office:value-type="float" office:value="7.82850920807394" calcext:value-type="float">
            <text:p>7.82850920807394</text:p>
          </table:table-cell>
          <table:table-cell office:value-type="float" office:value="9.3473124675605" calcext:value-type="float">
            <text:p>9.3473124675605</text:p>
          </table:table-cell>
          <table:table-cell office:value-type="float" office:value="9.12506551640641" calcext:value-type="float">
            <text:p>9.12506551640641</text:p>
          </table:table-cell>
          <table:table-cell office:value-type="float" office:value="11.7680155730414" calcext:value-type="float">
            <text:p>11.7680155730414</text:p>
          </table:table-cell>
          <table:table-cell office:value-type="float" office:value="7.40305902876639" calcext:value-type="float">
            <text:p>7.40305902876639</text:p>
          </table:table-cell>
          <table:table-cell office:value-type="float" office:value="7.90053369810176" calcext:value-type="float">
            <text:p>7.90053369810176</text:p>
          </table:table-cell>
          <table:table-cell office:value-type="float" office:value="1.75958732621937" calcext:value-type="float">
            <text:p>1.75958732621937</text:p>
          </table:table-cell>
          <table:table-cell office:value-type="float" office:value="2.49449960831768" calcext:value-type="float">
            <text:p>2.49449960831768</text:p>
          </table:table-cell>
          <table:table-cell office:value-type="float" office:value="4.10619790992943" calcext:value-type="float">
            <text:p>4.10619790992943</text:p>
          </table:table-cell>
          <table:table-cell office:value-type="float" office:value="4.38285989848415" calcext:value-type="float">
            <text:p>4.38285989848415</text:p>
          </table:table-cell>
          <table:table-cell office:value-type="float" office:value="5.907507877189" calcext:value-type="float">
            <text:p>5.907507877189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00392396.71267" calcext:value-type="float">
            <text:p>1600392396.71267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9.56625" calcext:value-type="float">
            <text:p>99.56625</text:p>
          </table:table-cell>
          <table:table-cell office:value-type="float" office:value="98.80734375" calcext:value-type="float">
            <text:p>98.80734375</text:p>
          </table:table-cell>
          <table:table-cell office:value-type="float" office:value="82.9978125" calcext:value-type="float">
            <text:p>82.9978125</text:p>
          </table:table-cell>
          <table:table-cell office:value-type="float" office:value="89.3490625" calcext:value-type="float">
            <text:p>89.3490625</text:p>
          </table:table-cell>
          <table:table-cell office:value-type="float" office:value="44.74296875" calcext:value-type="float">
            <text:p>44.74296875</text:p>
          </table:table-cell>
          <table:table-cell office:value-type="float" office:value="100.51375" calcext:value-type="float">
            <text:p>100.51375</text:p>
          </table:table-cell>
          <table:table-cell office:value-type="float" office:value="105.94171875" calcext:value-type="float">
            <text:p>105.94171875</text:p>
          </table:table-cell>
          <table:table-cell office:value-type="float" office:value="125.2990625" calcext:value-type="float">
            <text:p>125.2990625</text:p>
          </table:table-cell>
          <table:table-cell office:value-type="float" office:value="137.128125" calcext:value-type="float">
            <text:p>137.128125</text:p>
          </table:table-cell>
          <table:table-cell office:value-type="float" office:value="57.5896246224642" calcext:value-type="float">
            <text:p>57.5896246224642</text:p>
          </table:table-cell>
          <table:table-cell office:value-type="float" office:value="58.0517093914747" calcext:value-type="float">
            <text:p>58.0517093914747</text:p>
          </table:table-cell>
          <table:table-cell office:value-type="float" office:value="68.2864843994379" calcext:value-type="float">
            <text:p>68.2864843994379</text:p>
          </table:table-cell>
          <table:table-cell/>
          <table:table-cell office:value-type="float" office:value="5.32112402951688" calcext:value-type="float">
            <text:p>5.32112402951688</text:p>
          </table:table-cell>
          <table:table-cell office:value-type="float" office:value="5.78356311622316" calcext:value-type="float">
            <text:p>5.78356311622316</text:p>
          </table:table-cell>
          <table:table-cell office:value-type="float" office:value="8.32297243866907" calcext:value-type="float">
            <text:p>8.32297243866907</text:p>
          </table:table-cell>
          <table:table-cell office:value-type="float" office:value="6.36914184730514" calcext:value-type="float">
            <text:p>6.36914184730514</text:p>
          </table:table-cell>
          <table:table-cell office:value-type="float" office:value="14.3686082724293" calcext:value-type="float">
            <text:p>14.3686082724293</text:p>
          </table:table-cell>
          <table:table-cell office:value-type="float" office:value="5.31252632346416" calcext:value-type="float">
            <text:p>5.31252632346416</text:p>
          </table:table-cell>
          <table:table-cell office:value-type="float" office:value="5.89959295595013" calcext:value-type="float">
            <text:p>5.89959295595013</text:p>
          </table:table-cell>
          <table:table-cell office:value-type="float" office:value="1.64134064748697" calcext:value-type="float">
            <text:p>1.64134064748697</text:p>
          </table:table-cell>
          <table:table-cell office:value-type="float" office:value="2.8279557960426" calcext:value-type="float">
            <text:p>2.8279557960426</text:p>
          </table:table-cell>
          <table:table-cell office:value-type="float" office:value="3.16621506290683" calcext:value-type="float">
            <text:p>3.16621506290683</text:p>
          </table:table-cell>
          <table:table-cell office:value-type="float" office:value="3.47141395908732" calcext:value-type="float">
            <text:p>3.47141395908732</text:p>
          </table:table-cell>
          <table:table-cell office:value-type="float" office:value="5.88301239727868" calcext:value-type="float">
            <text:p>5.88301239727868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00392464.86693" calcext:value-type="float">
            <text:p>1600392464.86693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03.9921875" calcext:value-type="float">
            <text:p>103.9921875</text:p>
          </table:table-cell>
          <table:table-cell office:value-type="float" office:value="102.426875" calcext:value-type="float">
            <text:p>102.426875</text:p>
          </table:table-cell>
          <table:table-cell office:value-type="float" office:value="85.40734375" calcext:value-type="float">
            <text:p>85.40734375</text:p>
          </table:table-cell>
          <table:table-cell office:value-type="float" office:value="87.79484375" calcext:value-type="float">
            <text:p>87.79484375</text:p>
          </table:table-cell>
          <table:table-cell office:value-type="float" office:value="46.96765625" calcext:value-type="float">
            <text:p>46.96765625</text:p>
          </table:table-cell>
          <table:table-cell office:value-type="float" office:value="104.62859375" calcext:value-type="float">
            <text:p>104.62859375</text:p>
          </table:table-cell>
          <table:table-cell office:value-type="float" office:value="109.86078125" calcext:value-type="float">
            <text:p>109.86078125</text:p>
          </table:table-cell>
          <table:table-cell office:value-type="float" office:value="125.42671875" calcext:value-type="float">
            <text:p>125.42671875</text:p>
          </table:table-cell>
          <table:table-cell office:value-type="float" office:value="137.85421875" calcext:value-type="float">
            <text:p>137.85421875</text:p>
          </table:table-cell>
          <table:table-cell office:value-type="float" office:value="55.0346438550949" calcext:value-type="float">
            <text:p>55.0346438550949</text:p>
          </table:table-cell>
          <table:table-cell office:value-type="float" office:value="55.918992895484" calcext:value-type="float">
            <text:p>55.918992895484</text:p>
          </table:table-cell>
          <table:table-cell office:value-type="float" office:value="66.5558905261755" calcext:value-type="float">
            <text:p>66.5558905261755</text:p>
          </table:table-cell>
          <table:table-cell/>
          <table:table-cell office:value-type="float" office:value="5.35209668866737" calcext:value-type="float">
            <text:p>5.35209668866737</text:p>
          </table:table-cell>
          <table:table-cell office:value-type="float" office:value="5.05568642563769" calcext:value-type="float">
            <text:p>5.05568642563769</text:p>
          </table:table-cell>
          <table:table-cell office:value-type="float" office:value="6.9282151250764" calcext:value-type="float">
            <text:p>6.9282151250764</text:p>
          </table:table-cell>
          <table:table-cell office:value-type="float" office:value="5.00689571122529" calcext:value-type="float">
            <text:p>5.00689571122529</text:p>
          </table:table-cell>
          <table:table-cell office:value-type="float" office:value="11.6608741152555" calcext:value-type="float">
            <text:p>11.6608741152555</text:p>
          </table:table-cell>
          <table:table-cell office:value-type="float" office:value="5.13417117434353" calcext:value-type="float">
            <text:p>5.13417117434353</text:p>
          </table:table-cell>
          <table:table-cell office:value-type="float" office:value="5.20337865138102" calcext:value-type="float">
            <text:p>5.20337865138102</text:p>
          </table:table-cell>
          <table:table-cell office:value-type="float" office:value="1.71143356821032" calcext:value-type="float">
            <text:p>1.71143356821032</text:p>
          </table:table-cell>
          <table:table-cell office:value-type="float" office:value="2.53182820845887" calcext:value-type="float">
            <text:p>2.53182820845887</text:p>
          </table:table-cell>
          <table:table-cell office:value-type="float" office:value="3.04878993110154" calcext:value-type="float">
            <text:p>3.04878993110154</text:p>
          </table:table-cell>
          <table:table-cell office:value-type="float" office:value="2.89995592702035" calcext:value-type="float">
            <text:p>2.89995592702035</text:p>
          </table:table-cell>
          <table:table-cell office:value-type="float" office:value="4.61040677094898" calcext:value-type="float">
            <text:p>4.61040677094898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00392517.69993" calcext:value-type="float">
            <text:p>1600392517.69993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02.82125" calcext:value-type="float">
            <text:p>102.82125</text:p>
          </table:table-cell>
          <table:table-cell office:value-type="float" office:value="101.12390625" calcext:value-type="float">
            <text:p>101.12390625</text:p>
          </table:table-cell>
          <table:table-cell office:value-type="float" office:value="82.3821875" calcext:value-type="float">
            <text:p>82.3821875</text:p>
          </table:table-cell>
          <table:table-cell office:value-type="float" office:value="87.69671875" calcext:value-type="float">
            <text:p>87.69671875</text:p>
          </table:table-cell>
          <table:table-cell office:value-type="float" office:value="51.88828125" calcext:value-type="float">
            <text:p>51.88828125</text:p>
          </table:table-cell>
          <table:table-cell office:value-type="float" office:value="103.41625" calcext:value-type="float">
            <text:p>103.41625</text:p>
          </table:table-cell>
          <table:table-cell office:value-type="float" office:value="108.42953125" calcext:value-type="float">
            <text:p>108.42953125</text:p>
          </table:table-cell>
          <table:table-cell office:value-type="float" office:value="125.18578125" calcext:value-type="float">
            <text:p>125.18578125</text:p>
          </table:table-cell>
          <table:table-cell office:value-type="float" office:value="138.875" calcext:value-type="float">
            <text:p>138.875</text:p>
          </table:table-cell>
          <table:table-cell office:value-type="float" office:value="55.6994639515877" calcext:value-type="float">
            <text:p>55.6994639515877</text:p>
          </table:table-cell>
          <table:table-cell office:value-type="float" office:value="56.6768632388115" calcext:value-type="float">
            <text:p>56.6768632388115</text:p>
          </table:table-cell>
          <table:table-cell office:value-type="float" office:value="68.5785993790627" calcext:value-type="float">
            <text:p>68.5785993790627</text:p>
          </table:table-cell>
          <table:table-cell/>
          <table:table-cell office:value-type="float" office:value="5.27558512749998" calcext:value-type="float">
            <text:p>5.27558512749998</text:p>
          </table:table-cell>
          <table:table-cell office:value-type="float" office:value="5.24572359081279" calcext:value-type="float">
            <text:p>5.24572359081279</text:p>
          </table:table-cell>
          <table:table-cell office:value-type="float" office:value="5.82402311249222" calcext:value-type="float">
            <text:p>5.82402311249222</text:p>
          </table:table-cell>
          <table:table-cell office:value-type="float" office:value="4.56300221711517" calcext:value-type="float">
            <text:p>4.56300221711517</text:p>
          </table:table-cell>
          <table:table-cell office:value-type="float" office:value="10.0042578520797" calcext:value-type="float">
            <text:p>10.0042578520797</text:p>
          </table:table-cell>
          <table:table-cell office:value-type="float" office:value="5.01458980750166" calcext:value-type="float">
            <text:p>5.01458980750166</text:p>
          </table:table-cell>
          <table:table-cell office:value-type="float" office:value="5.27669135493774" calcext:value-type="float">
            <text:p>5.27669135493774</text:p>
          </table:table-cell>
          <table:table-cell office:value-type="float" office:value="1.71892526805227" calcext:value-type="float">
            <text:p>1.71892526805227</text:p>
          </table:table-cell>
          <table:table-cell office:value-type="float" office:value="2.23816330950211" calcext:value-type="float">
            <text:p>2.23816330950211</text:p>
          </table:table-cell>
          <table:table-cell office:value-type="float" office:value="3.04418407035749" calcext:value-type="float">
            <text:p>3.04418407035749</text:p>
          </table:table-cell>
          <table:table-cell office:value-type="float" office:value="3.0728701860436" calcext:value-type="float">
            <text:p>3.0728701860436</text:p>
          </table:table-cell>
          <table:table-cell office:value-type="float" office:value="4.03038408891187" calcext:value-type="float">
            <text:p>4.03038408891187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00392594.25633" calcext:value-type="float">
            <text:p>1600392594.25633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7.51375" calcext:value-type="float">
            <text:p>97.51375</text:p>
          </table:table-cell>
          <table:table-cell office:value-type="float" office:value="95.38203125" calcext:value-type="float">
            <text:p>95.38203125</text:p>
          </table:table-cell>
          <table:table-cell office:value-type="float" office:value="75.128125" calcext:value-type="float">
            <text:p>75.128125</text:p>
          </table:table-cell>
          <table:table-cell office:value-type="float" office:value="87.37828125" calcext:value-type="float">
            <text:p>87.37828125</text:p>
          </table:table-cell>
          <table:table-cell office:value-type="float" office:value="59.520625" calcext:value-type="float">
            <text:p>59.520625</text:p>
          </table:table-cell>
          <table:table-cell office:value-type="float" office:value="98.006875" calcext:value-type="float">
            <text:p>98.006875</text:p>
          </table:table-cell>
          <table:table-cell office:value-type="float" office:value="102.39453125" calcext:value-type="float">
            <text:p>102.39453125</text:p>
          </table:table-cell>
          <table:table-cell office:value-type="float" office:value="125.08265625" calcext:value-type="float">
            <text:p>125.08265625</text:p>
          </table:table-cell>
          <table:table-cell office:value-type="float" office:value="139.91" calcext:value-type="float">
            <text:p>139.91</text:p>
          </table:table-cell>
          <table:table-cell office:value-type="float" office:value="58.8226478970051" calcext:value-type="float">
            <text:p>58.8226478970051</text:p>
          </table:table-cell>
          <table:table-cell office:value-type="float" office:value="60.1138545191288" calcext:value-type="float">
            <text:p>60.1138545191288</text:p>
          </table:table-cell>
          <table:table-cell office:value-type="float" office:value="73.8228558659554" calcext:value-type="float">
            <text:p>73.8228558659554</text:p>
          </table:table-cell>
          <table:table-cell/>
          <table:table-cell office:value-type="float" office:value="5.78528291767136" calcext:value-type="float">
            <text:p>5.78528291767136</text:p>
          </table:table-cell>
          <table:table-cell office:value-type="float" office:value="5.80022808810346" calcext:value-type="float">
            <text:p>5.80022808810346</text:p>
          </table:table-cell>
          <table:table-cell office:value-type="float" office:value="5.93439310160487" calcext:value-type="float">
            <text:p>5.93439310160487</text:p>
          </table:table-cell>
          <table:table-cell office:value-type="float" office:value="4.25865260920616" calcext:value-type="float">
            <text:p>4.25865260920616</text:p>
          </table:table-cell>
          <table:table-cell office:value-type="float" office:value="10.6172860048778" calcext:value-type="float">
            <text:p>10.6172860048778</text:p>
          </table:table-cell>
          <table:table-cell office:value-type="float" office:value="5.68330473706756" calcext:value-type="float">
            <text:p>5.68330473706756</text:p>
          </table:table-cell>
          <table:table-cell office:value-type="float" office:value="5.89293550302165" calcext:value-type="float">
            <text:p>5.89293550302165</text:p>
          </table:table-cell>
          <table:table-cell office:value-type="float" office:value="1.71479202655489" calcext:value-type="float">
            <text:p>1.71479202655489</text:p>
          </table:table-cell>
          <table:table-cell office:value-type="float" office:value="2.33305593589241" calcext:value-type="float">
            <text:p>2.33305593589241</text:p>
          </table:table-cell>
          <table:table-cell office:value-type="float" office:value="3.50044272291179" calcext:value-type="float">
            <text:p>3.50044272291179</text:p>
          </table:table-cell>
          <table:table-cell office:value-type="float" office:value="3.57487589280876" calcext:value-type="float">
            <text:p>3.57487589280876</text:p>
          </table:table-cell>
          <table:table-cell office:value-type="float" office:value="4.44079375302808" calcext:value-type="float">
            <text:p>4.44079375302808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float" office:value="124.6" calcext:value-type="float">
            <text:p>124.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8.85" calcext:value-type="float">
            <text:p>198.85</text:p>
          </table:table-cell>
          <table:table-cell table:formula="of:=[.C10]-[.C9]" office:value-type="float" office:value="74.25" calcext:value-type="float">
            <text:p>74.25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09.35" calcext:value-type="float">
            <text:p>209.35</text:p>
          </table:table-cell>
          <table:table-cell table:formula="of:=[.C11]-[.C10]" office:value-type="float" office:value="10.5" calcext:value-type="float">
            <text:p>10.5</text:p>
          </table:table-cell>
          <table:table-cell office:value-type="string" calcext:value-type="string">
            <text:p>fc</text:p>
          </table:table-cell>
          <table:table-cell table:formula="of:=[.C11]-[.$C$11]" office:value-type="float" office:value="0" calcext:value-type="float">
            <text:p>0</text:p>
          </table:table-cell>
          <table:table-cell table:formula="of:=([.U3]-[.S3])/64" office:value-type="float" office:value="0.112185492450372" calcext:value-type="float">
            <text:p>0.112185492450372</text:p>
          </table:table-cell>
          <table:table-cell table:formula="of:=[.C11]-[.$C$9]" office:value-type="float" office:value="84.75" calcext:value-type="float">
            <text:p>84.75</text:p>
          </table:table-cell>
          <table:table-cell table:formula="of:=[.H11]-[.$H$11]" office:value-type="float" office:value="0" calcext:value-type="float">
            <text:p>0</text:p>
          </table:table-cell>
          <table:table-cell table:formula="of:=[.$E$17]*[.I11]/[.$E$18]" office:value-type="float" office:value="0" calcext:value-type="float">
            <text:p>0</text:p>
          </table:table-cell>
          <table:table-cell table:formula="of:=[.G11]*[.H11]/[.$E$18]" office:value-type="float" office:value="0.112185492450372" calcext:value-type="float">
            <text:p>0.112185492450372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12.97" calcext:value-type="float">
            <text:p>212.97</text:p>
          </table:table-cell>
          <table:table-cell table:formula="of:=[.C12]-[.C11]" office:value-type="float" office:value="3.62" calcext:value-type="float">
            <text:p>3.62</text:p>
          </table:table-cell>
          <table:table-cell/>
          <table:table-cell table:formula="of:=[.C12]-[.$C$11]" office:value-type="float" office:value="3.62" calcext:value-type="float">
            <text:p>3.62</text:p>
          </table:table-cell>
          <table:table-cell table:formula="of:=([.U4]-[.S4])/64" office:value-type="float" office:value="0.167138434015215" calcext:value-type="float">
            <text:p>0.167138434015215</text:p>
          </table:table-cell>
          <table:table-cell table:formula="of:=[.C12]-[.$C$9]" office:value-type="float" office:value="88.37" calcext:value-type="float">
            <text:p>88.37</text:p>
          </table:table-cell>
          <table:table-cell table:formula="of:=[.H12]-[.$H$11]" office:value-type="float" office:value="3.62" calcext:value-type="float">
            <text:p>3.62</text:p>
          </table:table-cell>
          <table:table-cell table:formula="of:=[.$E$17]*[.I12]/[.$E$18]" office:value-type="float" office:value="0.427138643067847" calcext:value-type="float">
            <text:p>0.427138643067847</text:p>
          </table:table-cell>
          <table:table-cell table:formula="of:=[.G12]*[.H12]/[.$E$18]" office:value-type="float" office:value="0.174277562406189" calcext:value-type="float">
            <text:p>0.174277562406189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16.77" calcext:value-type="float">
            <text:p>216.77</text:p>
          </table:table-cell>
          <table:table-cell table:formula="of:=[.C13]-[.C12]" office:value-type="float" office:value="3.80000000000001" calcext:value-type="float">
            <text:p>3.80000000000001</text:p>
          </table:table-cell>
          <table:table-cell/>
          <table:table-cell table:formula="of:=[.C13]-[.$C$11]" office:value-type="float" office:value="7.42000000000002" calcext:value-type="float">
            <text:p>7.42000000000002</text:p>
          </table:table-cell>
          <table:table-cell table:formula="of:=([.U5]-[.S5])/64" office:value-type="float" office:value="0.180019479235634" calcext:value-type="float">
            <text:p>0.180019479235634</text:p>
          </table:table-cell>
          <table:table-cell table:formula="of:=[.C13]-[.$C$9]" office:value-type="float" office:value="92.17" calcext:value-type="float">
            <text:p>92.17</text:p>
          </table:table-cell>
          <table:table-cell table:formula="of:=[.H13]-[.$H$11]" office:value-type="float" office:value="7.42000000000002" calcext:value-type="float">
            <text:p>7.42000000000002</text:p>
          </table:table-cell>
          <table:table-cell table:formula="of:=[.$E$17]*[.I13]/[.$E$18]" office:value-type="float" office:value="0.875516224188793" calcext:value-type="float">
            <text:p>0.875516224188793</text:p>
          </table:table-cell>
          <table:table-cell table:formula="of:=[.G13]*[.H13]/[.$E$18]" office:value-type="float" office:value="0.195780476709716" calcext:value-type="float">
            <text:p>0.195780476709716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20.64" calcext:value-type="float">
            <text:p>220.64</text:p>
          </table:table-cell>
          <table:table-cell table:formula="of:=[.C14]-[.C13]" office:value-type="float" office:value="3.86999999999998" calcext:value-type="float">
            <text:p>3.86999999999998</text:p>
          </table:table-cell>
          <table:table-cell/>
          <table:table-cell table:formula="of:=[.C14]-[.$C$11]" office:value-type="float" office:value="11.29" calcext:value-type="float">
            <text:p>11.29</text:p>
          </table:table-cell>
          <table:table-cell table:formula="of:=([.U6]-[.S6])/64" office:value-type="float" office:value="0.201236491054296" calcext:value-type="float">
            <text:p>0.201236491054296</text:p>
          </table:table-cell>
          <table:table-cell table:formula="of:=[.C14]-[.$C$9]" office:value-type="float" office:value="96.04" calcext:value-type="float">
            <text:p>96.04</text:p>
          </table:table-cell>
          <table:table-cell table:formula="of:=[.H14]-[.$H$11]" office:value-type="float" office:value="11.29" calcext:value-type="float">
            <text:p>11.29</text:p>
          </table:table-cell>
          <table:table-cell table:formula="of:=[.$E$17]*[.I14]/[.$E$18]" office:value-type="float" office:value="1.33215339233038" calcext:value-type="float">
            <text:p>1.33215339233038</text:p>
          </table:table-cell>
          <table:table-cell table:formula="of:=[.G14]*[.H14]/[.$E$18]" office:value-type="float" office:value="0.228044278476161" calcext:value-type="float">
            <text:p>0.228044278476161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224.19" calcext:value-type="float">
            <text:p>224.19</text:p>
          </table:table-cell>
          <table:table-cell table:formula="of:=[.C15]-[.C14]" office:value-type="float" office:value="3.55000000000001" calcext:value-type="float">
            <text:p>3.55000000000001</text:p>
          </table:table-cell>
          <table:table-cell/>
          <table:table-cell table:formula="of:=[.C15]-[.$C$11]" office:value-type="float" office:value="14.84" calcext:value-type="float">
            <text:p>14.84</text:p>
          </table:table-cell>
          <table:table-cell table:formula="of:=([.U7]-[.S7])/64" office:value-type="float" office:value="0.234378249514848" calcext:value-type="float">
            <text:p>0.234378249514848</text:p>
          </table:table-cell>
          <table:table-cell table:formula="of:=[.C15]-[.$C$9]" office:value-type="float" office:value="99.59" calcext:value-type="float">
            <text:p>99.59</text:p>
          </table:table-cell>
          <table:table-cell table:formula="of:=[.H15]-[.$H$11]" office:value-type="float" office:value="14.84" calcext:value-type="float">
            <text:p>14.84</text:p>
          </table:table-cell>
          <table:table-cell table:formula="of:=[.$E$17]*[.I15]/[.$E$18]" office:value-type="float" office:value="1.75103244837758" calcext:value-type="float">
            <text:p>1.75103244837758</text:p>
          </table:table-cell>
          <table:table-cell table:formula="of:=[.G15]*[.H15]/[.$E$18]" office:value-type="float" office:value="0.275418641524292" calcext:value-type="float">
            <text:p>0.27541864152429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[S]i</text:p>
          </table:table-cell>
          <table:table-cell table:number-columns-repeated="3"/>
          <table:table-cell table:formula="of:=SLOPE([.K11:.K15];[.J11:.J15])" office:value-type="float" office:value="0.0861093347068616" calcext:value-type="float">
            <text:p>0.08610933470686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[.H11]" office:value-type="float" office:value="84.75" calcext:value-type="float">
            <text:p>84.75</text:p>
          </table:table-cell>
          <table:table-cell office:value-type="string" calcext:value-type="string">
            <text:p>Vo</text:p>
          </table:table-cell>
          <table:table-cell table:number-columns-repeated="3"/>
          <table:table-cell table:formula="of:=INTERCEPT([.K11:.K15];[.J11:.J15])" office:value-type="float" office:value="0.121608925214725" calcext:value-type="float">
            <text:p>0.1216089252147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[.D11]*[.E17]/[.H11]" office:value-type="float" office:value="1.23893805309735" calcext:value-type="float">
            <text:p>1.23893805309735</text:p>
          </table:table-cell>
          <table:table-cell table:formula="of:=[.J18]/[.J17]" office:value-type="float" office:value="1.41226181375937" calcext:value-type="float">
            <text:p>1.4122618137593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([.J19]-[.I19])/[.J19]" office:value-type="float" office:value="0.122727782464533" calcext:value-type="float">
            <text:p>0.12272778246453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ameData" style:display-name="PageStyle_Fram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1:30:51</meta:creation-date>
    <dc:date>2020-09-17T18:48:01.143922397</dc:date>
    <meta:generator>LibreOffice/6.1.5.2$Linux_X86_64 LibreOffice_project/10$Build-2</meta:generator>
    <meta:editing-duration>PT2M43S</meta:editing-duration>
    <meta:editing-cycles>1</meta:editing-cycles>
    <meta:document-statistic meta:table-count="1" meta:cell-count="325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2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97cm" xlink:href=".." xlink:type="simple" chart:class="chart:scatter" chart:style-name="ch1">
        <chart:legend chart:legend-position="end" svg:x="11.868cm" svg:y="3.95cm" style:legend-expansion="high" chart:style-name="ch2"/>
        <chart:plot-area chart:style-name="ch3" table:cell-range-address="FrameData.F11:FrameData.G15" svg:x="0.319cm" svg:y="0.179cm" svg:width="11.23cm" svg:height="8.639cm">
          <chartooo:coordinate-region svg:x="0.557cm" svg:y="0.378cm" svg:width="10.8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ameData.G11:FrameData.G15" chart:class="chart:scatter">
            <chart:domain table:cell-range-address="FrameData.F11:FrameData.F1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rameData.F11:FrameData.F15</svg:desc>
                </draw:g>
              </table:table-cell>
              <table:table-cell office:value-type="float" office:value="0.112185492450372">
                <text:p>0.112185492450372</text:p>
                <draw:g>
                  <svg:desc>FrameData.G11:FrameData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2">
                <text:p>3.62</text:p>
              </table:table-cell>
              <table:table-cell office:value-type="float" office:value="0.167138434015215">
                <text:p>0.167138434015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2000000000002">
                <text:p>7.42000000000002</text:p>
              </table:table-cell>
              <table:table-cell office:value-type="float" office:value="0.180019479235634">
                <text:p>0.180019479235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9">
                <text:p>11.29</text:p>
              </table:table-cell>
              <table:table-cell office:value-type="float" office:value="0.201236491054296">
                <text:p>0.2012364910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4">
                <text:p>14.84</text:p>
              </table:table-cell>
              <table:table-cell office:value-type="float" office:value="0.234378249514848">
                <text:p>0.23437824951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4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7cm" xlink:href=".." xlink:type="simple" chart:class="chart:scatter" chart:style-name="ch1">
        <chart:plot-area chart:style-name="ch2" table:cell-range-address="FrameData.J11:FrameData.K15" svg:x="0.319cm" svg:y="0.179cm" svg:width="15.352cm" svg:height="8.639cm">
          <chartooo:coordinate-region svg:x="0.465cm" svg:y="0.379cm" svg:width="15.112cm" svg:height="7.7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rameData.K11:FrameData.K15" chart:class="chart:scatter">
            <chart:domain table:cell-range-address="FrameData.J11:FrameData.J15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rameData.J11:FrameData.J15</svg:desc>
                </draw:g>
              </table:table-cell>
              <table:table-cell office:value-type="float" office:value="0.112185492450372">
                <text:p>0.112185492450372</text:p>
                <draw:g>
                  <svg:desc>FrameData.K11:FrameData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7138643067847">
                <text:p>0.427138643067847</text:p>
              </table:table-cell>
              <table:table-cell office:value-type="float" office:value="0.174277562406189">
                <text:p>0.174277562406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516224188793">
                <text:p>0.875516224188793</text:p>
              </table:table-cell>
              <table:table-cell office:value-type="float" office:value="0.195780476709716">
                <text:p>0.195780476709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215339233038">
                <text:p>1.33215339233038</text:p>
              </table:table-cell>
              <table:table-cell office:value-type="float" office:value="0.228044278476161">
                <text:p>0.228044278476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103244837758">
                <text:p>1.75103244837758</text:p>
              </table:table-cell>
              <table:table-cell office:value-type="float" office:value="0.275418641524292">
                <text:p>0.275418641524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